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bfc2a" officeooo:paragraph-rsid="000bfc2a"/>
    </style:style>
    <style:style style:name="P2" style:family="paragraph" style:parent-style-name="Standard">
      <style:paragraph-properties fo:text-align="justify" style:justify-single-word="false"/>
      <style:text-properties officeooo:paragraph-rsid="003fd2a7"/>
    </style:style>
    <style:style style:name="P3" style:family="paragraph" style:parent-style-name="Standard">
      <style:paragraph-properties fo:text-align="justify" style:justify-single-word="false"/>
      <style:text-properties officeooo:rsid="003cb635" officeooo:paragraph-rsid="003cb635"/>
    </style:style>
    <style:style style:name="P4" style:family="paragraph" style:parent-style-name="Standard">
      <style:paragraph-properties fo:text-align="justify" style:justify-single-word="false"/>
      <style:text-properties fo:font-weight="bold" officeooo:rsid="003cb635" officeooo:paragraph-rsid="003cb635" style:font-weight-asian="bold" style:font-weight-complex="bold"/>
    </style:style>
    <style:style style:name="P5" style:family="paragraph" style:parent-style-name="Standard">
      <style:paragraph-properties fo:text-align="justify" style:justify-single-word="false"/>
      <style:text-properties officeooo:rsid="003e87f8" officeooo:paragraph-rsid="003e87f8"/>
    </style:style>
    <style:style style:name="P6" style:family="paragraph" style:parent-style-name="Standard">
      <style:paragraph-properties fo:text-align="justify" style:justify-single-word="false"/>
      <style:text-properties officeooo:rsid="003fd2a7" officeooo:paragraph-rsid="003fd2a7"/>
    </style:style>
    <style:style style:name="T1" style:family="text">
      <style:text-properties fo:font-style="normal" style:text-underline-style="none" officeooo:rsid="0040c333" style:font-style-asian="normal" style:font-style-complex="normal"/>
    </style:style>
    <style:style style:name="T2" style:family="text">
      <style:text-properties fo:font-style="normal" style:text-underline-style="none" officeooo:rsid="0041757e"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40c333"/>
    </style:style>
    <style:style style:name="T5" style:family="text">
      <style:text-properties style:text-underline-style="none"/>
    </style:style>
    <style:style style:name="T6" style:family="text">
      <style:text-properties style:text-underline-style="none" officeooo:rsid="0040c333"/>
    </style:style>
    <style:style style:name="T7" style:family="text">
      <style:text-properties officeooo:rsid="004218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002] </text:span>Recently published in Environ Ecol Stat!</text:p>
      <text:p text:style-name="P1"/>
      <text:p text:style-name="P3">Just recently, or to be more precicse in last December, my very first paper as the first (and also the only) author appeared. It can now be found <text:span text:style-name="T3">here</text:span><text:span text:style-name="T5"> and is about the quantification of the uncertainty of a class of statistical methods commonly used in experiemntal ecology – the so-called variance partitioning methods.</text:span></text:p>
      <text:p text:style-name="P3"><text:span text:style-name="T5"/></text:p>
      <text:p text:style-name="P5"><text:span text:style-name="T5">Variance partitioning, or „VP“ for short, basically aims at partitioning the variability of a multivariate dataset (such as a table describing the abundance of multiple biological species at multiple examined field sites) among a number of predictor variables (such as physical properties of the sites like soil traits, precipitation, mean annual temperature or every other variable one might be interested in). In other words, one is trying to answer the question which of these predictor variables explain which amounts of the observed variability in species abundances among the examined sites. I think it is rather easy to appreciate the usefulness of such a statistical procedure for the analysis of multivariate ecological datasets – and indeed VP methods are wide-spread in ecological studies.</text:span></text:p>
      <text:p text:style-name="P5"><text:span text:style-name="T5"/></text:p>
      <text:p text:style-name="P6"><text:span text:style-name="T5">During my years as an undergrad student at Freie Universität Berlin, I </text:span><text:span text:style-name="T6">had the opportunity to be on an internship in the </text:span><text:span text:style-name="T4">lab of Prof. Rillig</text:span><text:span text:style-name="T1">, who is mostly working on soil ecology, </text:span><text:span text:style-name="T2">with a special focus on soil fungi</text:span><text:span text:style-name="T1">. Back then, I mostly worked for Dr. Veresoglou, who noticed that authors of ecological papers usually do not couple the results of variance partitinioning analyses </text:span><text:span text:style-name="T2">they performed </text:span><text:span text:style-name="T1">with metrics of the uncertainties associated with them. Thus, the idea of attempting the quantify the statistical uncertainties of these methods was born.</text:span></text:p>
      <text:p text:style-name="P6"><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21:12:06.192000000</meta:creation-date>
    <dc:date>2020-02-01T01:29:55.312651728</dc:date>
    <meta:editing-duration>PT2H4M44S</meta:editing-duration>
    <meta:editing-cycles>37</meta:editing-cycles>
    <meta:generator>LibreOffice/6.2.8.2$Linux_X86_64 LibreOffice_project/20$Build-2</meta:generator>
    <meta:document-statistic meta:table-count="0" meta:image-count="0" meta:object-count="0" meta:page-count="1" meta:paragraph-count="4" meta:word-count="271" meta:character-count="1715" meta:non-whitespace-character-count="1446"/>
  </office:meta>
</office:document-meta>
</file>